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none"/>
    </style:style>
    <style:style style:name="ce24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/>
          <table:table-cell table:style-name="ce1" table:number-columns-repeated="10"/>
          <table:table-cell table:number-columns-repeated="3"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8"/>
          <table:covered-table-cell/>
          <table:table-cell table:number-columns-repeated="2"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8"/>
          <table:covered-table-cell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>
            <text:p>Gaspar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25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>
            <text:p>Carlos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6" office:value-type="float" office:value="15">
            <text:p>15</text:p>
          </table:table-cell>
          <table:table-cell table:formula="of:=MAX([.C8];[.D8])+MAX(MAX([.E8];[.G8])+MAX([.F8];[.H8];[.K8])+MAX([.F8];[.I8]);[.L8])" office:value-type="float" office:value="25">
            <text:p>25</text:p>
          </table:table-cell>
          <table:table-cell table:formula="of:=SUM([.C8]+[.D8]+[.E8]+[.G8]+[.H8]+[.I8]+[.J8]+[.K8])" office:value-type="float" office:value="43">
            <text:p>43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3">
            <text:p>3</text:p>
          </table:table-cell>
          <table:table-cell table:style-name="ce15" table:formula="of:=MAX([.D5];[.D6];[.D7])" office:value-type="float" office:value="2">
            <text:p>2</text:p>
          </table:table-cell>
          <table:table-cell table:style-name="ce15" table:formula="of:=MAX([.E5];[.E6];[.E7])" office:value-type="float" office:value="6">
            <text:p>6</text:p>
          </table:table-cell>
          <table:table-cell table:style-name="ce15" table:formula="of:=MAX([.F5];[.F6];[.F7])" office:value-type="float" office:value="7">
            <text:p>7</text:p>
          </table:table-cell>
          <table:table-cell table:style-name="ce15" table:formula="of:=MAX([.G5];[.G6];[.G7])" office:value-type="float" office:value="2">
            <text:p>2</text:p>
          </table:table-cell>
          <table:table-cell table:style-name="ce15" table:formula="of:=MAX([.H5];[.H6];[.H7])" office:value-type="float" office:value="3">
            <text:p>3</text:p>
          </table:table-cell>
          <table:table-cell table:style-name="ce15" table:formula="of:=MAX([.I5];[.I6];[.I7])" office:value-type="float" office:value="3">
            <text:p>3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2" table:formula="of:=MAX([.K5];[.K6];[.K7])" office:value-type="float" office:value="5">
            <text:p>5</text:p>
          </table:table-cell>
          <table:table-cell table:style-name="ce27" table:formula="of:=MAX([.L5];[.L6];[.L7])" office:value-type="float" office:value="3">
            <text:p>3</text:p>
          </table:table-cell>
          <table:table-cell table:formula="of:=MAX([.C9];[.D9])+MAX(MAX([.E9];[.G9])+MAX([.F9];[.H9];[.K9])+MAX([.F9];[.I9]);[.L9])" office:value-type="float" office:value="23">
            <text:p>23</text:p>
          </table:table-cell>
          <table:table-cell table:formula="of:=SUM([.C9]+[.D9]+[.E9]+[.F9]+[.G9]+[.H9]+[.I9]+[.J9])" office:value-type="float" office:value="26">
            <text:p>26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 table:style-name="ce23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7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55M50S</meta:editing-duration>
    <meta:editing-cycles>25</meta:editing-cycles>
    <meta:generator>OpenOffice.org/3.2$Win32 OpenOffice.org_project/320m12$Build-9483</meta:generator>
    <dc:date>2010-06-08T17:52:58.21</dc:date>
    <dc:creator>Samuel Guirado Navarro</dc:creator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